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6cf" officeooo:paragraph-rsid="000396cf"/>
    </style:style>
    <style:style style:name="P2" style:family="paragraph" style:parent-style-name="Standard">
      <style:text-properties officeooo:rsid="0003f7ee" officeooo:paragraph-rsid="0003f7ee"/>
    </style:style>
    <style:style style:name="P3" style:family="paragraph" style:parent-style-name="Standard">
      <style:text-properties officeooo:rsid="0006ae4e" officeooo:paragraph-rsid="0006a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ackoverflow.com/questions/21608228/conditional-replace-pandas" text:style-name="Internet_20_link" text:visited-style-name="Visited_20_Internet_20_Link">https://stackoverflow.com/questions/21608228/conditional-replace-pandas</text:a></text:p>
      <text:p text:style-name="P1"/>
      <text:p text:style-name="P1"><text:a xlink:type="simple" xlink:href="http://www.datasciencemadesimple.com/check-lower-cases-column-dataframe-python/" text:style-name="Internet_20_link" text:visited-style-name="Visited_20_Internet_20_Link">http://www.datasciencemadesimple.com/check-lower-cases-column-dataframe-python/</text:a></text:p>
      <text:p text:style-name="P1"/>
      <text:p text:style-name="P1"><text:a xlink:type="simple" xlink:href="https://pandas.pydata.org/pandas-docs/stable/generated/pandas.DataFrame.loc.html" text:style-name="Internet_20_link" text:visited-style-name="Visited_20_Internet_20_Link">https://pandas.pydata.org/pandas-docs/stable/generated/pandas.DataFrame.loc.html</text:a></text:p>
      <text:p text:style-name="P1"/>
      <text:p text:style-name="P1"><text:a xlink:type="simple" xlink:href="https://stackoverflow.com/questions/33098383/merge-multiple-column-values-into-one-column-in-python-pandas" text:style-name="Internet_20_link" text:visited-style-name="Visited_20_Internet_20_Link">https://stackoverflow.com/questions/33098383/merge-multiple-column-values-into-one-column-in-python-pandas</text:a></text:p>
      <text:p text:style-name="P1"/>
      <text:p text:style-name="P2"><text:a xlink:type="simple" xlink:href="https://stackoverflow.com/questions/31888871/pandas-replacing-column-values" text:style-name="Internet_20_link" text:visited-style-name="Visited_20_Internet_20_Link">https://stackoverflow.com/questions/31888871/pandas-replacing-column-values</text:a></text:p>
      <text:p text:style-name="P2"/>
      <text:p text:style-name="P3"><text:a xlink:type="simple" xlink:href="https://pandas.pydata.org/pandas-docs/stable/generated/pandas.Series.str.replace.html" text:style-name="Internet_20_link" text:visited-style-name="Visited_20_Internet_20_Link">https://pandas.pydata.org/pandas-docs/stable/generated/pandas.Series.str.replace.html</text:a></text:p>
      <text:p text:style-name="P3"/>
      <text:p text:style-name="P3"><text:a xlink:type="simple" xlink:href="https://stackoverflow.com/questions/39141856/capitalize-first-letter-of-each-word-in-the-column-python" text:style-name="Internet_20_link" text:visited-style-name="Visited_20_Internet_20_Link">https://stackoverflow.com/questions/39141856/capitalize-first-letter-of-each-word-in-the-column-python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8:08:37.819252013</meta:creation-date>
    <dc:date>2018-05-21T10:27:28.069136059</dc:date>
    <meta:editing-duration>PT4H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7" meta:character-count="598" meta:non-whitespace-character-count="598"/>
  </office:meta>
</office:document-meta>
</file>